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</office:font-face-decls>
  <office:automatic-styles>
    <style:style style:name="Table1" style:family="table">
      <style:table-properties style:width="6.25in" fo:margin-left="-0.075in" fo:margin-top="0in" fo:margin-bottom="0in" table:align="left"/>
    </style:style>
    <style:style style:name="Table1.A" style:family="table-column">
      <style:table-column-properties style:column-width="1.4479in"/>
    </style:style>
    <style:style style:name="Table1.B" style:family="table-column">
      <style:table-column-properties style:column-width="4.8014in"/>
    </style:style>
    <style:style style:name="Table1.1" style:family="table-row">
      <style:table-row-properties style:min-row-height="0.4306in" fo:keep-together="auto"/>
    </style:style>
    <style:style style:name="Table1.A1" style:family="table-cell">
      <style:table-cell-properties style:vertical-align="" fo:padding="0in" fo:border="none"/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ora" fo:font-size="10pt" style:font-name-asian="Lora1" style:font-size-asian="10pt" style:font-name-complex="Lora1" style:font-size-complex="10pt"/>
    </style:style>
    <style:style style:name="P4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style:font-name="Lora" fo:font-size="10pt" style:font-name-asian="Lora1" style:font-size-asian="10pt" style:font-name-complex="Lora1" style:font-size-complex="10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ora" fo:font-size="10pt" style:font-name-asian="Lora1" style:font-size-asian="10pt" style:font-name-complex="Lora1" style:font-size-complex="10pt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5in" fo:margin-right="0in" fo:line-height="115%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1in" fo:margin-right="0in" fo:line-height="115%" fo:text-align="justify" style:justify-single-word="false" fo:text-indent="-0.25in" style:auto-text-indent="false"/>
    </style:style>
    <style:style style:name="P11" style:family="paragraph" style:parent-style-name="Standard">
      <style:paragraph-properties fo:margin-top="0.0417in" fo:margin-bottom="0in" loext:contextual-spacing="false" fo:line-height="100%"/>
      <style:text-properties style:font-name="Lora" fo:font-size="9pt" style:font-name-asian="Lora1" style:font-size-asian="9pt" style:font-name-complex="Lora1" style:font-size-complex="9pt"/>
    </style:style>
    <style:style style:name="P12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13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.5in" style:auto-text-indent="false"/>
    </style:style>
    <style:style style:name="P14" style:family="paragraph" style:parent-style-name="Standard" style:master-page-name="Standard">
      <style:paragraph-properties style:page-number="1"/>
    </style:style>
    <style:style style:name="T1" style:family="text">
      <style:text-properties style:font-name="Lora" fo:font-size="16pt" style:font-name-asian="Lora1" style:font-size-asian="16pt" style:font-name-complex="Lora1" style:font-size-complex="16pt"/>
    </style:style>
    <style:style style:name="T2" style:family="text">
      <style:text-properties style:font-name="Lora" fo:font-size="10pt" style:font-name-asian="Lora1" style:font-size-asian="10pt" style:font-name-complex="Lora1" style:font-size-complex="10pt"/>
    </style:style>
    <style:style style:name="T3" style:family="text">
      <style:text-properties style:font-name="Lora" fo:font-size="10pt" fo:font-weight="bold" style:font-name-asian="Lora1" style:font-size-asian="10pt" style:font-weight-asian="bold" style:font-name-complex="Lora1" style:font-size-complex="10pt"/>
    </style:style>
    <style:style style:name="T4" style:family="text">
      <style:text-properties style:font-name="Lora" fo:font-size="10pt" style:text-underline-style="none" fo:font-weight="bold" style:font-name-asian="Lora1" style:font-size-asian="10pt" style:font-weight-asian="bold" style:font-name-complex="Lora1" style:font-size-complex="10pt"/>
    </style:style>
    <style:style style:name="T5" style:family="text">
      <style:text-properties style:font-name="Lora" fo:font-size="10pt" style:text-underline-style="none" style:font-name-asian="Lora1" style:font-size-asian="10pt" style:font-name-complex="Lora1" style:font-size-complex="10pt"/>
    </style:style>
    <style:style style:name="T6" style:family="text">
      <style:text-properties style:font-name="Lora" fo:font-size="9pt" style:font-name-asian="Lora1" style:font-size-asian="9pt" style:font-name-complex="Lora1" style:font-size-complex="9pt"/>
    </style:style>
    <style:style style:name="T7" style:family="text">
      <style:text-properties fo:color="#1155cc" style:font-name="Lora" fo:font-size="10pt" style:text-underline-style="solid" style:text-underline-width="auto" style:text-underline-color="font-color" style:font-name-asian="Lora1" style:font-size-asian="10pt" style:font-name-complex="Lora1" style:font-size-complex="10pt"/>
    </style:style>
    <style:style style:name="T8" style:family="text">
      <style:text-properties style:font-name="Pacifico" fo:font-size="12pt" style:font-name-asian="Pacifico1" style:font-size-asian="12pt" style:font-name-complex="Pacifico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Palaveri muistio<text:line-break/>Haastattelu, Maria Ojala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2">Päivämäärä ja aika</text:span></text:p>
          </table:table-cell>
          <table:table-cell table:style-name="Table1.A1" office:value-type="string">
            <text:p text:style-name="P8"><text:span text:style-name="T2">16.01.2019, 11:45 - 12.00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Paikka</text:span></text:p>
          </table:table-cell>
          <table:table-cell table:style-name="Table1.A1" office:value-type="string">
            <text:p text:style-name="P8"><text:span text:style-name="T2">Hepolamminkatu, Tampere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Läsnä</text:span></text:p>
          </table:table-cell>
          <table:table-cell table:style-name="Table1.A1" office:value-type="string">
            <text:p text:style-name="P8"><text:span text:style-name="T2">Antony Hussi</text:span></text:p>
            <text:p text:style-name="P8"><text:span text:style-name="T2">Maria Ojala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1. Projekti</text:span></text:p>
          </table:table-cell>
          <table:table-cell table:style-name="Table1.A1" office:value-type="string">
            <text:p text:style-name="P1"><text:span text:style-name="T2">Koulun sisäiseen käyttöön tarkoitettu Esports-päiväkirja. Päiväkirja on web-pohjainen ja responsiivinen. 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2. Palaveri</text:span></text:p>
          </table:table-cell>
          <table:table-cell table:style-name="Table1.A1" office:value-type="string">
            <text:p text:style-name="P1"><text:span text:style-name="T2">Projektista oli toimitettu esitiedot ja niiden pohjalta oli varattu aika haastatteluun Maria Ojalalta. Haastattelussa kysyttiin lisätietoja projektista perustuen omiin muistiinpanoihin sekä vastauksiin.</text:span></text:p>
            <text:p text:style-name="P3"/>
            <text:list xml:id="list3644261657" text:style-name="WWNum1">
              <text:list-item>
                <text:p text:style-name="P9"><text:span text:style-name="T3">Ulkoasu toivottiin seuraavanlaiset ominaisuudet</text:span></text:p>
                <text:list>
                  <text:list-item>
                    <text:p text:style-name="P10"><text:span text:style-name="T2">Responsiivinen eli toimisi mobiililla ja selaimella</text:span></text:p>
                  </text:list-item>
                  <text:list-item>
                    <text:p text:style-name="P10"><text:span text:style-name="T2">Nuorehko, moderni</text:span></text:p>
                  </text:list-item>
                  <text:list-item>
                    <text:p text:style-name="P10"><text:span text:style-name="T2">Seuranta tapahtuisi joko hymiöillä, mutta </text:span><text:span text:style-name="T3">keskustelun tuloksena päädyttiin että sliderit</text:span><text:span text:style-name="T2"> voisi olla parempi vaihtoehto.</text:span></text:p>
                  </text:list-item>
                </text:list>
              </text:list-item>
              <text:list-item>
                <text:p text:style-name="P9"><text:span text:style-name="T3">Ominaisuudet</text:span></text:p>
                <text:list>
                  <text:list-item>
                    <text:p text:style-name="P10"><text:span text:style-name="T2">Verrata tiiminjäsenten ja yksilöidä tarpeita mm. Unta ja ruokaa</text:span></text:p>
                  </text:list-item>
                  <text:list-item>
                    <text:p text:style-name="P10"><text:span text:style-name="T2">Tavoitteena on arvioida motivaatiota ja mielentilaa perustuen lokeihin -&gt; eli huonosta ruoasta tai levosta johtuvat mielialan säätely eli yksilön tarpeiden kehittäminen</text:span></text:p>
                  </text:list-item>
                </text:list>
              </text:list-item>
            </text:list>
            <text:p text:style-name="P4"/>
            <text:p text:style-name="P6"><text:span text:style-name="T2">Lisäksi Maria Ojala mainitsi versionhallinnasta, ja projektissa pyydettiin myös versionhallintaa. Suunnitellaan versionhallinta lokeihin sekä muihin tapahtuma kirjauksiin.</text:span></text:p>
            <text:p text:style-name="P4"/>
            <text:p text:style-name="P3"/>
          </table:table-cell>
        </table:table-row>
        <table:table-row table:style-name="Table1.1">
          <table:table-cell table:style-name="Table1.A1" office:value-type="string">
            <text:p text:style-name="P8"><text:span text:style-name="T2">Liite</text:span></text:p>
          </table:table-cell>
          <table:table-cell table:style-name="Table1.A1" office:value-type="string">
            <text:p text:style-name="P1"><text:span text:style-name="T2">-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Jakelu</text:span></text:p>
          </table:table-cell>
          <table:table-cell table:style-name="Table1.A1" office:value-type="string">
            <text:p text:style-name="P1"><text:span text:style-name="T2">Antony Hussi</text:span></text:p>
            <text:p text:style-name="P1"><text:span text:style-name="T2">Maria Ojala (ei toimiteta)</text:span></text:p>
          </table:table-cell>
        </table:table-row>
      </table:table>
      <text:p text:style-name="P5"/>
      <text:p text:style-name="P5"/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ora" svg:font-family="Lora" style:font-family-generic="roman" style:font-pitch="variable"/>
    <style:font-face style:name="Pacifico" svg:font-family="Pacific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ra1" svg:font-family="Lora" style:font-family-generic="system" style:font-pitch="variable"/>
    <style:font-face style:name="Pacifico1" svg:font-family="Pacific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Lora" fo:font-family="Lora" style:font-family-generic="roman" style:font-pitch="variable" fo:font-size="10pt" style:text-underline-style="none" fo:font-weight="bold"/>
    </style:style>
    <style:style style:name="ListLabel_20_2" style:display-name="ListLabel 2" style:family="text">
      <style:text-properties style:font-name="Lora" fo:font-family="Lora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font-name="Lora" fo:font-family="Lora" style:font-family-generic="roman" style:font-pitch="variable" fo:font-size="10pt" style:text-underline-style="solid" style:text-underline-width="auto" style:text-underline-color="font-color" style:font-name-asian="Lora1" style:font-family-asian="Lora" style:font-family-generic-asian="system" style:font-pitch-asian="variable" style:font-size-asian="10pt" style:font-name-complex="Lora1" style:font-family-complex="Lor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7.1618in" fo:margin-top="0in" fo:margin-bottom="0in" table:align="center"/>
    </style:style>
    <style:style style:name="Table2.A" style:family="table-column">
      <style:table-column-properties style:column-width="3.5806in"/>
    </style:style>
    <style:style style:name="Table2.1" style:family="table-row">
      <style:table-row-properties style:min-row-height="0.4583in" fo:keep-together="auto"/>
    </style:style>
    <style:style style:name="Table2.A1" style:family="table-cell">
      <style:table-cell-properties style:vertical-align="middle" fo:padding="0.0694in" fo:border="none"/>
    </style:style>
    <style:style style:name="MP1" style:family="paragraph" style:parent-style-name="Standard">
      <style:text-properties style:font-name="Lora" fo:font-size="10pt" style:font-name-asian="Lora1" style:font-size-asian="10pt" style:font-name-complex="Lora1" style:font-size-complex="10pt"/>
    </style:style>
    <style:style style:name="MP2" style:family="paragraph" style:parent-style-name="Standard">
      <style:paragraph-properties fo:margin-top="0.0417in" fo:margin-bottom="0in" loext:contextual-spacing="false" fo:line-height="100%"/>
      <style:text-properties style:font-name="Lora" fo:font-size="9pt" style:font-name-asian="Lora1" style:font-size-asian="9pt" style:font-name-complex="Lora1" style:font-size-complex="9pt"/>
    </style:style>
    <style:style style:name="MP3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.5in" style:auto-text-indent="false"/>
    </style:style>
    <style:style style:name="MP4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MT1" style:family="text">
      <style:text-properties style:font-name="Lora" fo:font-size="10pt" style:font-name-asian="Lora1" style:font-size-asian="10pt" style:font-name-complex="Lora1" style:font-size-complex="10pt"/>
    </style:style>
    <style:style style:name="MT2" style:family="text">
      <style:text-properties fo:color="#1155cc" style:font-name="Lora" fo:font-size="10pt" style:text-underline-style="solid" style:text-underline-width="auto" style:text-underline-color="font-color" style:font-name-asian="Lora1" style:font-size-asian="10pt" style:font-name-complex="Lora1" style:font-size-complex="10pt"/>
    </style:style>
    <style:style style:name="MT3" style:family="text">
      <style:text-properties style:font-name="Pacifico" fo:font-size="12pt" style:font-name-asian="Pacifico1" style:font-size-asian="12pt" style:font-name-complex="Pacifico1" style:font-size-complex="12pt"/>
    </style:style>
    <style:style style:name="MT4" style:family="text">
      <style:text-properties style:font-name="Lora" fo:font-size="9pt" style:font-name-asian="Lora1" style:font-size-asian="9pt" style:font-name-complex="Lor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Standard"><text:span text:style-name="MT1">Antony Hussi<text:tab/><text:tab/><text:tab/><text:tab/><text:tab/><text:tab/><text:tab/>Muistio<text:tab/><text:tab/></text:span><text:page-number text:select-page="current">1</text:page-number><text:span text:style-name="MT1"> (</text:span><text:page-count>1</text:page-count><text:span text:style-name="MT1">)</text:span></text:p>
        <text:p text:style-name="Standard"><text:a xlink:type="simple" xlink:href="mailto:antony.hussi@gmail.com" text:style-name="ListLabel_20_10" text:visited-style-name="ListLabel_20_10"><text:span text:style-name="MT2">antony.hussi@gmail.com</text:span></text:a></text:p>
        <text:p text:style-name="Standard"><text:span text:style-name="MT1">045 895 7010<text:tab/><text:tab/><text:tab/><text:tab/><text:tab/><text:tab/><text:tab/>16.01.2019</text:span></text:p>
        <text:p text:style-name="MP1"/>
        <text:p text:style-name="MP1"/>
        <text:p text:style-name="MP1"/>
      </style:header>
      <style:footer>
        <text:p text:style-name="MP2"/>
        <table:table table:name="Table2" table:style-name="Table2">
          <table:table-column table:style-name="Table2.A" table:number-columns-repeated="2"/>
          <table:table-row table:style-name="Table2.1">
            <table:table-cell table:style-name="Table2.A1" office:value-type="string">
              <text:p text:style-name="MP3"><text:span text:style-name="MT3">Raetori</text:span></text:p>
            </table:table-cell>
            <table:table-cell table:style-name="Table2.A1" office:value-type="string">
              <text:p text:style-name="MP4"><text:span text:style-name="MT4">eSports-harjoituspäiväkirja :: Antony Hussi :: <text:s/>17TVDO02</text:span></text:p>
              <text:p text:style-name="MP4"><text:span text:style-name="MT4">Ohjelmiston määrittely ja suunnittelu, kevät 2019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" meta:paragraph-count="31" meta:word-count="169" meta:character-count="1378" meta:non-whitespace-character-count="1232"/>
    <meta:generator>LibreOfficeDev/6.0.5.2$Linux_X86_64 LibreOffice_project/</meta:generator>
  </office:meta>
</office:document-meta>
</file>